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05B94A094FD.png" manifest:media-type="image/png"/>
  <manifest:file-entry manifest:full-path="Pictures/10000001000002B80000006EACB5EB5E.png" manifest:media-type="image/png"/>
  <manifest:file-entry manifest:full-path="Pictures/100000010000028F0000007586ACCE24.png" manifest:media-type="image/png"/>
  <manifest:file-entry manifest:full-path="Pictures/100000010000028C000000D5206BA5FE.png" manifest:media-type="image/png"/>
  <manifest:file-entry manifest:full-path="Pictures/10000001000002B8000000D6FBEAF528.png" manifest:media-type="image/png"/>
  <manifest:file-entry manifest:full-path="Pictures/10000001000001AD0000027D0CD8E0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F" fo:font-size="14pt" officeooo:rsid="00085c6c" officeooo:paragraph-rsid="00085c6c" style:font-size-asian="12.25pt" style:font-size-complex="14pt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3503<draw:frame draw:style-name="fr1" draw:name="Изображение6" text:anchor-type="as-char" svg:y="4.69cm" svg:width="11.351cm" svg:height="16.854cm" draw:z-index="5"><draw:image xlink:href="Pictures/10000001000001AD0000027D0CD8E040.png" xlink:type="simple" xlink:show="embed" xlink:actuate="onLoad" draw:mime-type="image/png"/></draw:frame> Ryasov 19</text:p>
      <text:p text:style-name="P1"><draw:frame draw:style-name="fr2" draw:name="Изображение4" text:anchor-type="paragraph" svg:x="0.291cm" svg:y="0.534cm" svg:width="17.59cm" svg:height="5.408cm" draw:z-index="3"><draw:image xlink:href="Pictures/10000001000002B8000000D6FBEAF528.png" xlink:type="simple" xlink:show="embed" xlink:actuate="onLoad" draw:mime-type="image/png"/></draw:frame><draw:frame draw:style-name="fr3" draw:name="Изображение1" text:anchor-type="char" svg:x="0.328cm" svg:y="6.682cm" svg:width="17.251cm" svg:height="5.636cm" draw:z-index="0"><draw:image xlink:href="Pictures/100000010000028C000000D5206BA5FE.png" xlink:type="simple" xlink:show="embed" xlink:actuate="onLoad" draw:mime-type="image/png"/></draw:frame><draw:frame draw:style-name="fr3" draw:name="Изображение2" text:anchor-type="char" svg:x="0.342cm" svg:y="12.859cm" svg:width="17.33cm" svg:height="3.096cm" draw:z-index="1"><draw:image xlink:href="Pictures/100000010000028F0000007586ACCE24.png" xlink:type="simple" xlink:show="embed" xlink:actuate="onLoad" draw:mime-type="image/png"/></draw:frame><text:soft-page-break/></text:p>
      <text:p text:style-name="P1"><draw:frame draw:style-name="fr2" draw:name="Изображение5" text:anchor-type="paragraph" svg:x="0.106cm" svg:y="7.673cm" svg:width="17.59cm" svg:height="2.78cm" draw:z-index="4"><draw:image xlink:href="Pictures/10000001000002B80000006EACB5EB5E.png" xlink:type="simple" xlink:show="embed" xlink:actuate="onLoad" draw:mime-type="image/png"/></draw:frame><draw:frame draw:style-name="fr3" draw:name="Изображение3" text:anchor-type="char" svg:x="0.104cm" svg:y="4.685cm" svg:width="17.277cm" svg:height="2.408cm" draw:z-index="2"><draw:image xlink:href="Pictures/100000010000028D0000005B94A094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9:14:20.017704155</meta:creation-date>
    <dc:date>2025-02-11T19:52:05.905431658</dc:date>
    <meta:editing-duration>PT37M45S</meta:editing-duration>
    <meta:editing-cycles>2</meta:editing-cycles>
    <meta:generator>LibreOffice/7.6.7.2$Linux_X86_64 LibreOffice_project/60$Build-2</meta:generator>
    <meta:document-statistic meta:table-count="0" meta:image-count="6" meta:object-count="0" meta:page-count="2" meta:paragraph-count="1" meta:word-count="3" meta:character-count="16" meta:non-whitespace-character-count="14"/>
  </office:meta>
</office:document-meta>
</file>